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4679" office:value-type="float"/>
          <table:table-cell office:value-type="string">
            <text:p>Southwest</text:p>
          </table:table-cell>
          <table:table-cell office:value-type="string">
            <text:p>@SouthwestAir another great trip! LAX 823 - LAS 3075- <text:s/>BNA. Thanks so much!!!</text:p>
          </table:table-cell>
          <table:table-cell office:value="10.184130864775316" office:value-type="float"/>
          <table:table-cell office:value="0.426" office:value-type="float"/>
          <table:table-cell office:value="0.7704" office:value-type="float"/>
        </table:table-row>
        <table:table-row>
          <table:table-cell office:value="3756" office:value-type="float"/>
          <table:table-cell office:value-type="string">
            <text:p>United</text:p>
          </table:table-cell>
          <table:table-cell office:value-type="string">
            <text:p>@united Another delayed United flight. I should not be this surprised or upset. I'm mostly disappointed I have to Cancelled Flight my trip with my dad</text:p>
          </table:table-cell>
          <table:table-cell office:value="10.184130864775316" office:value-type="float"/>
          <table:table-cell office:value="0.213" office:value-type="float"/>
          <table:table-cell office:value="0.6852" office:value-type="float"/>
        </table:table-row>
        <table:table-row>
          <table:table-cell office:value="9016" office:value-type="float"/>
          <table:table-cell office:value-type="string">
            <text:p>US Airways</text:p>
          </table:table-cell>
          <table:table-cell office:value-type="string">
            <text:p>@usairways RT @Dmoukdarath: Nice, another delay with @usair second one this trip. Left engine leaking...what's next?? #USAIR #nothappy</text:p>
          </table:table-cell>
          <table:table-cell office:value="10.184130864775316" office:value-type="float"/>
          <table:table-cell office:value="0.147" office:value-type="float"/>
          <table:table-cell office:value="0.6587999999999999" office:value-type="float"/>
        </table:table-row>
        <table:table-row>
          <table:table-cell office:value="2169" office:value-type="float"/>
          <table:table-cell office:value-type="string">
            <text:p>United</text:p>
          </table:table-cell>
          <table:table-cell office:value-type="string">
            <text:p>@united After all I have been through on this trip, can you get me on another airline home?</text:p>
          </table:table-cell>
          <table:table-cell office:value="10.184130864775316" office:value-type="float"/>
          <table:table-cell office:value="0.141" office:value-type="float"/>
          <table:table-cell office:value="0.6564" office:value-type="float"/>
        </table:table-row>
        <table:table-row>
          <table:table-cell office:value="2" office:value-type="float"/>
          <table:table-cell office:value-type="string">
            <text:p>Virgin America</text:p>
          </table:table-cell>
          <table:table-cell office:value-type="string">
            <text:p>@VirginAmerica I didn't today... Must mean I need to take another trip!</text:p>
          </table:table-cell>
          <table:table-cell office:value="10.184130864775316" office:value-type="float"/>
          <table:table-cell office:value="0.0" office:value-type="float"/>
          <table:table-cell office:value="0.6" office:value-type="float"/>
        </table:table-row>
        <table:table-row>
          <table:table-cell office:value="4398" office:value-type="float"/>
          <table:table-cell office:value-type="string">
            <text:p>Southwest</text:p>
          </table:table-cell>
          <table:table-cell office:value-type="string">
            <text:p>@SouthwestAir 3rd time flying southwest in two years. Have another trip back to mx on October.</text:p>
          </table:table-cell>
          <table:table-cell office:value="10.184130864775316" office:value-type="float"/>
          <table:table-cell office:value="0.0" office:value-type="float"/>
          <table:table-cell office:value="0.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6T22:26:38.860165</meta:creation-date>
    <dc:date>2023-02-16T22:26:38.864228</dc:date>
    <meta:generator>http://pypi.python.org/pypi/ezodf/0.1.0$Python3.10.6 (main, Nov 14 2022, 16:10:14) [GCC 11.3.0]</meta:generator>
    <meta:document-statistic/>
    <meta:editing-cycles>1</meta:editing-cycles>
  </office:meta>
</office:document-meta>
</file>